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9758e" officeooo:paragraph-rsid="0009758e"/>
    </style:style>
    <style:style style:name="P3" style:family="paragraph" style:parent-style-name="Text_20_body">
      <style:text-properties fo:language="en" fo:country="US" officeooo:paragraph-rsid="00098562"/>
    </style:style>
    <style:style style:name="P4" style:family="paragraph" style:parent-style-name="Text_20_body">
      <style:text-properties fo:language="en" fo:country="US" officeooo:rsid="000cf330" officeooo:paragraph-rsid="000cf330"/>
    </style:style>
    <style:style style:name="P5" style:family="paragraph" style:parent-style-name="Text_20_body">
      <style:text-properties fo:language="en" fo:country="US" officeooo:rsid="0010a2ba" officeooo:paragraph-rsid="0010a2ba"/>
    </style:style>
    <style:style style:name="P6" style:family="paragraph" style:parent-style-name="Text_20_body">
      <style:text-properties fo:language="en" fo:country="US" officeooo:rsid="000a4c87"/>
    </style:style>
    <style:style style:name="P7" style:family="paragraph" style:parent-style-name="Text_20_body">
      <style:text-properties fo:language="en" fo:country="US" officeooo:rsid="000a4c87" officeooo:paragraph-rsid="000a4c87"/>
    </style:style>
    <style:style style:name="P8" style:family="paragraph" style:parent-style-name="Text_20_body">
      <style:text-properties fo:language="en" fo:country="US" officeooo:rsid="00666956" officeooo:paragraph-rsid="00666956"/>
    </style:style>
    <style:style style:name="P9" style:family="paragraph" style:parent-style-name="Text_20_body">
      <style:text-properties style:font-name="Liberation Serif" fo:language="en" fo:country="US"/>
    </style:style>
    <style:style style:name="P10" style:family="paragraph" style:parent-style-name="Text_20_body">
      <style:text-properties officeooo:paragraph-rsid="0014c3dd"/>
    </style:style>
    <style:style style:name="P11" style:family="paragraph" style:parent-style-name="Text_20_body">
      <style:text-properties officeooo:paragraph-rsid="0017c97b"/>
    </style:style>
    <style:style style:name="P12" style:family="paragraph" style:parent-style-name="Text_20_body">
      <style:text-properties officeooo:paragraph-rsid="001c2020"/>
    </style:style>
    <style:style style:name="P13" style:family="paragraph" style:parent-style-name="Text_20_body">
      <style:text-properties officeooo:paragraph-rsid="00223179"/>
    </style:style>
    <style:style style:name="P14" style:family="paragraph" style:parent-style-name="Text_20_body">
      <style:text-properties officeooo:paragraph-rsid="00252201"/>
    </style:style>
    <style:style style:name="P15" style:family="paragraph" style:parent-style-name="Text_20_body">
      <style:text-properties officeooo:paragraph-rsid="002f0c35"/>
    </style:style>
    <style:style style:name="P16" style:family="paragraph" style:parent-style-name="Text_20_body">
      <style:text-properties officeooo:paragraph-rsid="002f34ab"/>
    </style:style>
    <style:style style:name="P17" style:family="paragraph" style:parent-style-name="Text_20_body">
      <style:text-properties officeooo:paragraph-rsid="0030fa27"/>
    </style:style>
    <style:style style:name="P18" style:family="paragraph" style:parent-style-name="Text_20_body">
      <style:text-properties officeooo:paragraph-rsid="00366dd6"/>
    </style:style>
    <style:style style:name="P19" style:family="paragraph" style:parent-style-name="Text_20_body">
      <style:text-properties officeooo:paragraph-rsid="003a1bb7"/>
    </style:style>
    <style:style style:name="P20" style:family="paragraph" style:parent-style-name="Text_20_body">
      <style:text-properties officeooo:paragraph-rsid="003b5a57"/>
    </style:style>
    <style:style style:name="P21" style:family="paragraph" style:parent-style-name="Text_20_body">
      <style:text-properties officeooo:paragraph-rsid="003be6ce"/>
    </style:style>
    <style:style style:name="P22" style:family="paragraph" style:parent-style-name="Text_20_body">
      <style:text-properties officeooo:paragraph-rsid="003dd0b5"/>
    </style:style>
    <style:style style:name="P23" style:family="paragraph" style:parent-style-name="Text_20_body">
      <style:text-properties officeooo:paragraph-rsid="003e2d07"/>
    </style:style>
    <style:style style:name="P24" style:family="paragraph" style:parent-style-name="Text_20_body">
      <style:text-properties officeooo:paragraph-rsid="0038e55c"/>
    </style:style>
    <style:style style:name="P25" style:family="paragraph" style:parent-style-name="Text_20_body">
      <style:text-properties officeooo:paragraph-rsid="00434076"/>
    </style:style>
    <style:style style:name="P26" style:family="paragraph" style:parent-style-name="Text_20_body">
      <style:text-properties officeooo:paragraph-rsid="004a8de7"/>
    </style:style>
    <style:style style:name="P27" style:family="paragraph" style:parent-style-name="Text_20_body">
      <style:text-properties officeooo:paragraph-rsid="004cd48c"/>
    </style:style>
    <style:style style:name="P28" style:family="paragraph" style:parent-style-name="Text_20_body">
      <style:text-properties officeooo:paragraph-rsid="005ad6a1"/>
    </style:style>
    <style:style style:name="P29" style:family="paragraph" style:parent-style-name="Text_20_body">
      <style:text-properties officeooo:paragraph-rsid="005fe35d"/>
    </style:style>
    <style:style style:name="P30" style:family="paragraph" style:parent-style-name="Text_20_body">
      <style:text-properties officeooo:paragraph-rsid="00641b8c"/>
    </style:style>
    <style:style style:name="P31" style:family="paragraph" style:parent-style-name="Text_20_body">
      <style:text-properties officeooo:paragraph-rsid="00666956"/>
    </style:style>
    <style:style style:name="P32" style:family="paragraph" style:parent-style-name="Text_20_body">
      <style:text-properties officeooo:rsid="006983f7" officeooo:paragraph-rsid="006983f7"/>
    </style:style>
    <style:style style:name="P33" style:family="paragraph" style:parent-style-name="Text_20_body">
      <style:text-properties officeooo:rsid="006b8541" officeooo:paragraph-rsid="006b8541"/>
    </style:style>
    <style:style style:name="P34" style:family="paragraph" style:parent-style-name="Text_20_body">
      <style:text-properties officeooo:rsid="006d1442" officeooo:paragraph-rsid="006d1442"/>
    </style:style>
    <style:style style:name="P35" style:family="paragraph" style:parent-style-name="Text_20_body">
      <style:text-properties officeooo:rsid="006ee982" officeooo:paragraph-rsid="006ee982"/>
    </style:style>
    <style:style style:name="P36" style:family="paragraph" style:parent-style-name="Text_20_body">
      <style:text-properties officeooo:rsid="0073919c" officeooo:paragraph-rsid="0073919c"/>
    </style:style>
    <style:style style:name="P37" style:family="paragraph" style:parent-style-name="Text_20_body">
      <style:text-properties officeooo:rsid="00746264" officeooo:paragraph-rsid="00746264"/>
    </style:style>
    <style:style style:name="P38" style:family="paragraph" style:parent-style-name="Title">
      <style:text-properties fo:language="en" fo:country="US" officeooo:rsid="0009758e" officeooo:paragraph-rsid="0009758e"/>
    </style:style>
    <style:style style:name="P39" style:family="paragraph" style:parent-style-name="Text_20_body" style:list-style-name="L1">
      <style:text-properties fo:language="en" fo:country="US" officeooo:rsid="000cf330" officeooo:paragraph-rsid="000cf330"/>
    </style:style>
    <style:style style:name="P40" style:family="paragraph" style:parent-style-name="Text_20_body" style:list-style-name="L2">
      <style:text-properties officeooo:paragraph-rsid="004715a0"/>
    </style:style>
    <style:style style:name="P41" style:family="paragraph" style:parent-style-name="Text_20_body" style:list-style-name="L3"/>
    <style:style style:name="P42" style:family="paragraph" style:parent-style-name="Text_20_body">
      <style:text-properties officeooo:rsid="00746264" officeooo:paragraph-rsid="00746264"/>
    </style:style>
    <style:style style:name="P43" style:family="paragraph" style:parent-style-name="Text_20_body">
      <style:text-properties officeooo:rsid="007a8722" officeooo:paragraph-rsid="007a8722"/>
    </style:style>
    <style:style style:name="P44" style:family="paragraph" style:parent-style-name="Text_20_body">
      <style:text-properties officeooo:rsid="007c57ed" officeooo:paragraph-rsid="007c57ed"/>
    </style:style>
    <style:style style:name="P45" style:family="paragraph" style:parent-style-name="Text_20_body">
      <style:text-properties officeooo:rsid="007e03cd" officeooo:paragraph-rsid="007e03cd"/>
    </style:style>
    <style:style style:name="P46" style:family="paragraph" style:parent-style-name="Text_20_body" style:list-style-name="L3">
      <style:paragraph-properties fo:margin-top="0cm" fo:margin-bottom="0cm" loext:contextual-spacing="false"/>
    </style:style>
    <style:style style:name="P47" style:family="paragraph" style:parent-style-name="Heading_20_2">
      <style:text-properties fo:language="en" fo:country="US" officeooo:rsid="00098562" officeooo:paragraph-rsid="00098562"/>
    </style:style>
    <style:style style:name="P48" style:family="paragraph" style:parent-style-name="Heading_20_1">
      <style:text-properties fo:language="en" fo:country="US" officeooo:rsid="0009758e" officeooo:paragraph-rsid="0009758e"/>
    </style:style>
    <style:style style:name="P49" style:family="paragraph" style:parent-style-name="Heading_20_3">
      <style:text-properties fo:language="en" fo:country="US" officeooo:rsid="000a4c87" officeooo:paragraph-rsid="000a4c87"/>
    </style:style>
    <style:style style:name="T1" style:family="text">
      <style:text-properties fo:language="en" fo:country="US"/>
    </style:style>
    <style:style style:name="T2" style:family="text">
      <style:text-properties fo:language="en" fo:country="US" officeooo:rsid="00666956"/>
    </style:style>
    <style:style style:name="T3" style:family="text">
      <style:text-properties fo:language="en" fo:country="US" officeooo:rsid="00672cb6"/>
    </style:style>
    <style:style style:name="T4" style:family="text">
      <style:text-properties style:font-name="Liberation Serif"/>
    </style:style>
    <style:style style:name="T5" style:family="text">
      <style:text-properties style:font-name="Liberation Serif" fo:language="en" fo:country="US"/>
    </style:style>
    <style:style style:name="T6" style:family="text">
      <style:text-properties style:font-name="Liberation Serif" fo:language="en" fo:country="US" officeooo:rsid="0010a2ba"/>
    </style:style>
    <style:style style:name="T7" style:family="text">
      <style:text-properties style:font-name="Liberation Serif" fo:language="en" fo:country="US" fo:font-weight="bold" style:font-weight-asian="bold" style:font-weight-complex="bold"/>
    </style:style>
    <style:style style:name="T8" style:family="text">
      <style:text-properties style:font-name="Liberation Serif" fo:language="en" fo:country="US" officeooo:rsid="0014c3dd"/>
    </style:style>
    <style:style style:name="T9" style:family="text">
      <style:text-properties style:font-name="Liberation Serif" fo:language="en" fo:country="US" officeooo:rsid="00161298"/>
    </style:style>
    <style:style style:name="T10" style:family="text">
      <style:text-properties style:font-name="Liberation Serif" fo:language="en" fo:country="US" officeooo:rsid="0017c97b"/>
    </style:style>
    <style:style style:name="T11" style:family="text">
      <style:text-properties style:font-name="Liberation Serif" fo:language="en" fo:country="US" officeooo:rsid="00184383"/>
    </style:style>
    <style:style style:name="T12" style:family="text">
      <style:text-properties style:font-name="Liberation Serif" fo:language="en" fo:country="US" officeooo:rsid="0018daa5"/>
    </style:style>
    <style:style style:name="T13" style:family="text">
      <style:text-properties style:font-name="Liberation Serif" fo:language="en" fo:country="US" officeooo:rsid="001ab7b8"/>
    </style:style>
    <style:style style:name="T14" style:family="text">
      <style:text-properties style:font-name="Liberation Serif" fo:language="en" fo:country="US" officeooo:rsid="001c2020"/>
    </style:style>
    <style:style style:name="T15" style:family="text">
      <style:text-properties style:font-name="Liberation Serif" fo:language="en" fo:country="US" officeooo:rsid="001c40e2"/>
    </style:style>
    <style:style style:name="T16" style:family="text">
      <style:text-properties style:font-name="Liberation Serif" fo:language="en" fo:country="US" officeooo:rsid="001e21b0"/>
    </style:style>
    <style:style style:name="T17" style:family="text">
      <style:text-properties style:font-name="Liberation Serif" fo:language="en" fo:country="US" officeooo:rsid="00223179"/>
    </style:style>
    <style:style style:name="T18" style:family="text">
      <style:text-properties style:font-name="Liberation Serif" fo:language="en" fo:country="US" officeooo:rsid="0022f109"/>
    </style:style>
    <style:style style:name="T19" style:family="text">
      <style:text-properties style:font-name="Liberation Serif" fo:language="en" fo:country="US" officeooo:rsid="00236230"/>
    </style:style>
    <style:style style:name="T20" style:family="text">
      <style:text-properties style:font-name="Liberation Serif" fo:language="en" fo:country="US" officeooo:rsid="00252201"/>
    </style:style>
    <style:style style:name="T21" style:family="text">
      <style:text-properties style:font-name="Liberation Serif" fo:language="en" fo:country="US" officeooo:rsid="0026f924"/>
    </style:style>
    <style:style style:name="T22" style:family="text">
      <style:text-properties style:font-name="Liberation Serif" fo:language="en" fo:country="US" officeooo:rsid="00296dc2"/>
    </style:style>
    <style:style style:name="T23" style:family="text">
      <style:text-properties style:font-name="Liberation Serif" fo:language="en" fo:country="US" officeooo:rsid="002ead8a"/>
    </style:style>
    <style:style style:name="T24" style:family="text">
      <style:text-properties style:font-name="Liberation Serif" fo:language="en" fo:country="US" officeooo:rsid="002f0c35"/>
    </style:style>
    <style:style style:name="T25" style:family="text">
      <style:text-properties style:font-name="Liberation Serif" fo:language="en" fo:country="US" officeooo:rsid="002f34ab"/>
    </style:style>
    <style:style style:name="T26" style:family="text">
      <style:text-properties style:font-name="Liberation Serif" fo:language="en" fo:country="US" officeooo:rsid="002f3df2"/>
    </style:style>
    <style:style style:name="T27" style:family="text">
      <style:text-properties style:font-name="Liberation Serif" fo:language="en" fo:country="US" officeooo:rsid="005060e3"/>
    </style:style>
    <style:style style:name="T28" style:family="text">
      <style:text-properties style:font-name="Liberation Serif" fo:language="en" fo:country="US" officeooo:rsid="005065a6"/>
    </style:style>
    <style:style style:name="T29" style:family="text">
      <style:text-properties style:font-name="Liberation Serif" fo:language="en" fo:country="US" officeooo:rsid="0058e5c4"/>
    </style:style>
    <style:style style:name="T30" style:family="text">
      <style:text-properties style:font-name="Liberation Serif" fo:language="en" fo:country="US" officeooo:rsid="0059e92e"/>
    </style:style>
    <style:style style:name="T31" style:family="text">
      <style:text-properties style:font-name="Liberation Serif" fo:language="en" fo:country="US" officeooo:rsid="005a895b"/>
    </style:style>
    <style:style style:name="T32" style:family="text">
      <style:text-properties style:font-name="Liberation Serif" fo:language="en" fo:country="US" officeooo:rsid="005ad6a1"/>
    </style:style>
    <style:style style:name="T33" style:family="text">
      <style:text-properties style:font-name="Liberation Serif" fo:language="en" fo:country="US" officeooo:rsid="005c6b8d"/>
    </style:style>
    <style:style style:name="T34" style:family="text">
      <style:text-properties style:font-name="Liberation Serif" fo:language="en" fo:country="US" officeooo:rsid="005d70dd"/>
    </style:style>
    <style:style style:name="T35" style:family="text">
      <style:text-properties style:font-name="Liberation Serif" fo:language="en" fo:country="US" officeooo:rsid="005eecb7"/>
    </style:style>
    <style:style style:name="T36" style:family="text">
      <style:text-properties style:font-name="Liberation Serif" fo:language="en" fo:country="US" officeooo:rsid="00641b8c"/>
    </style:style>
    <style:style style:name="T37" style:family="text">
      <style:text-properties style:font-name="Liberation Serif" fo:language="en" fo:country="US" officeooo:rsid="0065245d"/>
    </style:style>
    <style:style style:name="T38" style:family="text">
      <style:text-properties style:font-name="Liberation Serif" officeooo:rsid="001ea162"/>
    </style:style>
    <style:style style:name="T39" style:family="text">
      <style:text-properties style:font-name="Liberation Serif" officeooo:rsid="0030fa27"/>
    </style:style>
    <style:style style:name="T40" style:family="text">
      <style:text-properties style:font-name="Liberation Serif" officeooo:rsid="00366dd6"/>
    </style:style>
    <style:style style:name="T41" style:family="text">
      <style:text-properties style:font-name="Liberation Serif" officeooo:rsid="0038e55c"/>
    </style:style>
    <style:style style:name="T42" style:family="text">
      <style:text-properties style:font-name="Liberation Serif" officeooo:rsid="003a1bb7"/>
    </style:style>
    <style:style style:name="T43" style:family="text">
      <style:text-properties style:font-name="Liberation Serif" officeooo:rsid="003afac1"/>
    </style:style>
    <style:style style:name="T44" style:family="text">
      <style:text-properties style:font-name="Liberation Serif" officeooo:rsid="003b5a57"/>
    </style:style>
    <style:style style:name="T45" style:family="text">
      <style:text-properties style:font-name="Liberation Serif" officeooo:rsid="003be6ce"/>
    </style:style>
    <style:style style:name="T46" style:family="text">
      <style:text-properties style:font-name="Liberation Serif" officeooo:rsid="003c992d"/>
    </style:style>
    <style:style style:name="T47" style:family="text">
      <style:text-properties style:font-name="Liberation Serif" officeooo:rsid="003dd0b5"/>
    </style:style>
    <style:style style:name="T48" style:family="text">
      <style:text-properties style:font-name="Liberation Serif" officeooo:rsid="003e2d07"/>
    </style:style>
    <style:style style:name="T49" style:family="text">
      <style:text-properties style:font-name="Liberation Serif" officeooo:rsid="003e7970"/>
    </style:style>
    <style:style style:name="T50" style:family="text">
      <style:text-properties style:font-name="Liberation Serif" officeooo:rsid="003ebb02"/>
    </style:style>
    <style:style style:name="T51" style:family="text">
      <style:text-properties style:font-name="Liberation Serif" officeooo:rsid="0040fd93"/>
    </style:style>
    <style:style style:name="T52" style:family="text">
      <style:text-properties style:font-name="Liberation Serif" officeooo:rsid="0041453b"/>
    </style:style>
    <style:style style:name="T53" style:family="text">
      <style:text-properties style:font-name="Liberation Serif" officeooo:rsid="0041c32d"/>
    </style:style>
    <style:style style:name="T54" style:family="text">
      <style:text-properties style:font-name="Liberation Serif" officeooo:rsid="00434076"/>
    </style:style>
    <style:style style:name="T55" style:family="text">
      <style:text-properties style:font-name="Liberation Serif" officeooo:rsid="0043c036"/>
    </style:style>
    <style:style style:name="T56" style:family="text">
      <style:text-properties style:font-name="Liberation Serif" officeooo:rsid="0044c7ab"/>
    </style:style>
    <style:style style:name="T57" style:family="text">
      <style:text-properties style:font-name="Liberation Serif" officeooo:rsid="00462101"/>
    </style:style>
    <style:style style:name="T58" style:family="text">
      <style:text-properties style:font-name="Liberation Serif" officeooo:rsid="004715a0"/>
    </style:style>
    <style:style style:name="T59" style:family="text">
      <style:text-properties style:font-name="Liberation Serif" officeooo:rsid="00498999"/>
    </style:style>
    <style:style style:name="T60" style:family="text">
      <style:text-properties style:font-name="Liberation Serif" officeooo:rsid="004b1321"/>
    </style:style>
    <style:style style:name="T61" style:family="text">
      <style:text-properties style:font-name="Liberation Serif" officeooo:rsid="004e568c"/>
    </style:style>
    <style:style style:name="T62" style:family="text">
      <style:text-properties style:font-name="Liberation Serif" officeooo:rsid="005fe35d"/>
    </style:style>
    <style:style style:name="T63" style:family="text">
      <style:text-properties style:font-name="Liberation Serif" officeooo:rsid="006070b6"/>
    </style:style>
    <style:style style:name="T64" style:family="text">
      <style:text-properties style:font-name="Liberation Serif" officeooo:rsid="00622c96"/>
    </style:style>
    <style:style style:name="T65" style:family="text">
      <style:text-properties style:font-name="Liberation Serif" officeooo:rsid="00631aff"/>
    </style:style>
    <style:style style:name="T66" style:family="text">
      <style:text-properties officeooo:rsid="00126bd2"/>
    </style:style>
    <style:style style:name="T67" style:family="text">
      <style:text-properties officeooo:rsid="006983f7"/>
    </style:style>
    <style:style style:name="T68" style:family="text">
      <style:text-properties officeooo:rsid="0069f0aa"/>
    </style:style>
    <style:style style:name="T69" style:family="text">
      <style:text-properties officeooo:rsid="006af1ec"/>
    </style:style>
    <style:style style:name="T70" style:family="text">
      <style:text-properties officeooo:rsid="006de261"/>
    </style:style>
    <style:style style:name="T71" style:family="text">
      <style:text-properties officeooo:rsid="006fcf7f"/>
    </style:style>
    <style:style style:name="T72" style:family="text">
      <style:text-properties officeooo:rsid="007467ea"/>
    </style:style>
    <style:style style:name="T73" style:family="text">
      <style:text-properties officeooo:rsid="0078c2e9"/>
    </style:style>
    <style:style style:name="T74" style:family="text">
      <style:text-properties officeooo:rsid="007e16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Vorbereitung</text:p>
      <text:h text:style-name="P48" text:outline-level="1">Recherche</text:h>
      <text:h text:style-name="P47" text:outline-level="2">Literaturen</text:h>
      <text:p text:style-name="P3">3D Convolutional Neural Networks for Human Action Recognition:</text:p>
      <text:p text:style-name="P3"><text:a xlink:type="simple" xlink:href="http://citeseerx.ist.psu.edu/viewdoc/download?doi=10.1.1.442.8617&amp;rep=rep1&amp;type=pdf" text:style-name="Internet_20_link" text:visited-style-name="Visited_20_Internet_20_Link">http://citeseerx.ist.psu.edu/viewdoc/download?doi=10.1.1.442.8617&amp;rep=rep1&amp;type=pdf</text:a></text:p>
      <text:p text:style-name="P2">P-CNN: Pose-based CNN Features for Action Recognition:</text:p>
      <text:p text:style-name="Text_20_body"><text:a xlink:type="simple" xlink:href="https://arxiv.org/abs/1506.03607" text:style-name="Internet_20_link" text:visited-style-name="Visited_20_Internet_20_Link"><text:span text:style-name="T1">https://arxiv.org/abs/1506.03607</text:span></text:a></text:p>
      <text:p text:style-name="P1">Long-term Temporal Convolutions for Action Recognition:</text:p>
      <text:p text:style-name="Text_20_body"><text:a xlink:type="simple" xlink:href="https://arxiv.org/abs/1604.04494" text:style-name="Internet_20_link" text:visited-style-name="Visited_20_Internet_20_Link"><text:span text:style-name="T1">https://arxiv.org/abs/1604.04494</text:span></text:a></text:p>
      <text:p text:style-name="P1">Large-scale video classification with convolutional neural networks:</text:p>
      <text:p text:style-name="Text_20_body"><text:a xlink:type="simple" xlink:href="https://static.googleusercontent.com/media/research.google.com/zh-CN//pubs/archive/42455.pdf" text:style-name="Internet_20_link" text:visited-style-name="Visited_20_Internet_20_Link"><text:span text:style-name="T1">https://static.googleusercontent.com/media/research.google.com/zh-CN//pubs/archive/42455.pdf</text:span></text:a></text:p>
      <text:p text:style-name="P1">Two-stream convolutional networks for action recognition in videos:</text:p>
      <text:p text:style-name="Text_20_body"><text:a xlink:type="simple" xlink:href="https://papers.nips.cc/paper/5353-two-stream-convolutional-networks-for-action-recognition-in-videos.pdf" text:style-name="Internet_20_link" text:visited-style-name="Visited_20_Internet_20_Link"><text:span text:style-name="T1">https://papers.nips.cc/paper/5353-two-stream-convolutional-networks-for-action-recognition-in-videos.pdf</text:span></text:a></text:p>
      <text:p text:style-name="P1">Long-term recurrent convolutional networks for visual recognition and description:</text:p>
      <text:p text:style-name="Text_20_body"><text:a xlink:type="simple" xlink:href="https://arxiv.org/abs/1411.4389" text:style-name="Internet_20_link" text:visited-style-name="Visited_20_Internet_20_Link"><text:span text:style-name="T1">https://arxiv.org/abs/1411.4389</text:span></text:a></text:p>
      <text:p text:style-name="P1">Predicting 3D Human Dynamics from Video:</text:p>
      <text:p text:style-name="Text_20_body"><text:a xlink:type="simple" xlink:href="https://github.com/jasonyzhang/phd" text:style-name="Internet_20_link" text:visited-style-name="Visited_20_Internet_20_Link"><text:span text:style-name="T1">https://github.com/jasonyzhang/phd</text:span></text:a></text:p>
      <text:p text:style-name="P1"/>
      <text:p text:style-name="P6"/>
      <text:h text:style-name="P49" text:outline-level="3">3D CNN for Human Action Recognition</text:h>
      <text:p text:style-name="P4">Challenges:</text:p>
      <text:list xml:id="list2706462096" text:style-name="L1">
        <text:list-item>
          <text:p text:style-name="P39">cluttered backgrounds (how many people in a <text:span text:style-name="T66">scene</text:span> to detect?)</text:p>
        </text:list-item>
        <text:list-item>
          <text:p text:style-name="P39">occlusions and shadows</text:p>
        </text:list-item>
        <text:list-item>
          <text:p text:style-name="P39">viewpoint variations</text:p>
        </text:list-item>
        <text:list-item>
          <text:p text:style-name="P39">different action classes may appear dramatically different in terms of their appearances and motion patterns</text:p>
        </text:list-item>
      </text:list>
      <text:p text:style-name="P5">Ideas:</text:p>
      <text:p text:style-name="P5"><text:soft-page-break/>Use CNNs to extract features from videos, where normaly CNNs is implemented on 2D images. A simple approach in this direction is to treat video frames as still images and apply CNNs to recognize actions at the individual frame level.</text:p>
      <text:p text:style-name="P9">This works is impressed by: </text:p>
      <text:p text:style-name="Text_20_body"><text:span text:style-name="Source_20_Text"><text:span text:style-name="T7">Toward Automatic Phenotyping of Developing Embryos from Videos</text:span></text:span></text:p>
      <text:p text:style-name="Text_20_body"><text:span text:style-name="Source_20_Text"><text:span text:style-name="T5">But that </text:span></text:span><text:span text:style-name="Source_20_Text"><text:span text:style-name="T6">approach does not treat the motion information encoded in multip</text:span></text:span><text:span text:style-name="Source_20_Text"><text:span text:style-name="T9">l</text:span></text:span><text:span text:style-name="Source_20_Text"><text:span text:style-name="T6">e contiguous frames. </text:span></text:span></text:p>
      <text:p text:style-name="P10"><text:span text:style-name="Source_20_Text"><text:span text:style-name="T8">They implemented 3D convolution in the convolution layers of CNNs to extract features along both spatial and temporal dimensions. </text:span></text:span></text:p>
      <text:p text:style-name="P11"><text:span text:style-name="Source_20_Text"><text:span text:style-name="T17">Modeldescripution</text:span></text:span><text:span text:style-name="Source_20_Text"><text:span text:style-name="T10">:</text:span></text:span></text:p>
      <text:p text:style-name="P11"><text:span text:style-name="Source_20_Text"><text:span text:style-name="T10">The input of this model is 7 serial of images. If the current image is 0, then we input -6, -4, -2, 0 2, 4, 6 frame to build an input video. There are 5 chan</text:span></text:span><text:span text:style-name="Source_20_Text"><text:span text:style-name="T13">n</text:span></text:span><text:span text:style-name="Source_20_Text"><text:span text:style-name="T10">els in the first layer known as gray, gradient-x, gradient-y, optflow-x, and optflow-y. And that will give us 33 feature maps, because we need 2 frames to extract the optic flow from images. (7 feature maps for gray, gradient-x,y, 7*3 =21 and 7-1 for optic flow, (7-1)*2 = 12) → 21 +12 =33. </text:span></text:span><text:span text:style-name="Source_20_Text"><text:span text:style-name="T11">So we have 33 chan</text:span></text:span><text:span text:style-name="Source_20_Text"><text:span text:style-name="T13">n</text:span></text:span><text:span text:style-name="Source_20_Text"><text:span text:style-name="T11">els of images with 60*40 pixels.</text:span></text:span></text:p>
      <text:p text:style-name="P11"><text:span text:style-name="Source_20_Text"><text:span text:style-name="T10">Then split those features into two serials to get more features. <text:s/></text:span></text:span><text:span text:style-name="Source_20_Text"><text:span text:style-name="T11">Then implement the 3D convolution with a kernel of size 7*7*3, <text:s/></text:span></text:span><text:span text:style-name="Source_20_Text"><text:span text:style-name="T12">gives us </text:span></text:span><text:a xlink:type="simple" xlink:href="mailto:23*2@54" text:style-name="Internet_20_link" text:visited-style-name="Visited_20_Internet_20_Link"><text:span text:style-name="Source_20_Text">23*2@54</text:span></text:a><text:span text:style-name="Source_20_Text"><text:span text:style-name="T12">*34, the use 2*2 filter for down sampling → </text:span></text:span><text:a xlink:type="simple" xlink:href="mailto:23*2@27" text:style-name="Internet_20_link" text:visited-style-name="Visited_20_Internet_20_Link"><text:span text:style-name="Source_20_Text">23*2@27</text:span></text:a><text:span text:style-name="Source_20_Text"><text:span text:style-name="T12">*17. Then use 3 different kernels all with size of 7*6*3 to run convolution for more feature, this gives </text:span></text:span><text:a xlink:type="simple" xlink:href="mailto:13*6@21" text:style-name="Internet_20_link" text:visited-style-name="Visited_20_Internet_20_Link"><text:span text:style-name="Source_20_Text">13*6@21</text:span></text:a><text:span text:style-name="Source_20_Text"><text:span text:style-name="T12">*12 down sampling with 3*3 filter again, resulting </text:span></text:span><text:a xlink:type="simple" xlink:href="mailto:13*6@7" text:style-name="Internet_20_link" text:visited-style-name="Visited_20_Internet_20_Link"><text:span text:style-name="Source_20_Text">13*6@7</text:span></text:a><text:span text:style-name="Source_20_Text"><text:span text:style-name="T12">*1. Final convolution using 7*4 kernel, and connect to 128D vector. But how does to connect 13*6 = 78 chan</text:span></text:span><text:span text:style-name="Source_20_Text"><text:span text:style-name="T13">n</text:span></text:span><text:span text:style-name="Source_20_Text"><text:span text:style-name="T12">els with 128D vector is unknow</text:span></text:span><text:span text:style-name="Source_20_Text"><text:span text:style-name="T13">n</text:span></text:span><text:span text:style-name="Source_20_Text"><text:span text:style-name="T12">.</text:span></text:span></text:p>
      <text:p text:style-name="P12"><text:span text:style-name="Source_20_Text"><text:span text:style-name="T13"/></text:span></text:p>
      <text:p text:style-name="P12"><text:span text:style-name="Source_20_Text"><text:span text:style-name="T13"/></text:span></text:p>
      <text:p text:style-name="P13"><text:span text:style-name="Source_20_Text"><text:span text:style-name="T17">Experiment:</text:span></text:span></text:p>
      <text:p text:style-name="P14"><text:span text:style-name="Source_20_Text"><text:span text:style-name="T13">The model was tested with videos capture in London Gatwick Airport </text:span></text:span><text:span text:style-name="Source_20_Text"><text:span text:style-name="T18">(TRECVID 2008)</text:span></text:span><text:span text:style-name="Source_20_Text"><text:span text:style-name="T13">, the actions was labeled into 3 classes </text:span></text:span><text:span text:style-name="Source_20_Text"><text:span text:style-name="T19">and one class for all the other actions</text:span></text:span><text:span text:style-name="Source_20_Text"><text:span text:style-name="T13">. They used a human detector and a detection-driven tracker to locate human heads for human detection. </text:span></text:span><text:span text:style-name="Source_20_Text"><text:span text:style-name="T14">A bounding boxes for each human was generated and tracked, </text:span></text:span><text:span text:style-name="Source_20_Text"><text:span text:style-name="T20">then the box will be the input for the 3D CNN model.</text:span></text:span><text:span text:style-name="Source_20_Text"><text:span text:style-name="T14"> </text:span></text:span></text:p>
      <text:p text:style-name="P13"><text:span text:style-name="Source_20_Text"><text:span text:style-name="T17">The mod</text:span></text:span><text:span text:style-name="Source_20_Text"><text:span text:style-name="T19">e</text:span></text:span><text:span text:style-name="Source_20_Text"><text:span text:style-name="T17">l was </text:span></text:span><text:span text:style-name="Source_20_Text"><text:span text:style-name="T21">also tested</text:span></text:span><text:span text:style-name="Source_20_Text"><text:span text:style-name="T17"> </text:span></text:span><text:span text:style-name="Source_20_Text"><text:span text:style-name="T21">on KTH data. However they changed the input images to 80*60 resolution and 9 frames. The kernel for convolution and down samplings were also changes. (9*7, 7*7, 6*4 for conv and 3*3 for down sampling). </text:span></text:span><text:span text:style-name="Source_20_Text"><text:span text:style-name="T22">The inputs are converted into 128D feature vectors. The final layer consists of 6 units corresponding to the 6 classes. </text:span></text:span><text:span text:style-name="Source_20_Text"><text:span text:style-name="T23">The accuracy is overall <text:s/>at 90.2%. </text:span></text:span></text:p>
      <text:p text:style-name="P16"><text:span text:style-name="Source_20_Text"><text:span text:style-name="T25">Results:</text:span></text:span></text:p>
      <text:p text:style-name="P16"><text:span text:style-name="Source_20_Text"><text:span text:style-name="T25">The test on TRECVID 2008 does not shows an outstanding performance. On KTH data, the accuracy for recognize handwaving and walking is very good. </text:span></text:span></text:p>
      <text:p text:style-name="P16"><text:span text:style-name="Source_20_Text"><text:span text:style-name="T25">Consider to our demand, handwaving migh</text:span></text:span><text:span text:style-name="Source_20_Text"><text:span text:style-name="T26">t</text:span></text:span><text:span text:style-name="Source_20_Text"><text:span text:style-name="T25"> be one of the important action class. <text:s/></text:span></text:span></text:p>
      <text:p text:style-name="P12"><text:span text:style-name="Source_20_Text"><text:span text:style-name="T14">Questions:</text:span></text:span></text:p>
      <text:p text:style-name="P12"><text:span text:style-name="Source_20_Text"><text:span text:style-name="T14">How to improve this design of CNNs, is there a better way? Possible improv</text:span></text:span><text:span text:style-name="Source_20_Text"><text:span text:style-name="T15">e</text:span></text:span><text:span text:style-name="Source_20_Text"><text:span text:style-name="T14">ments:</text:span></text:span></text:p>
      <text:p text:style-name="P12"><text:soft-page-break/><text:span text:style-name="Source_20_Text"><text:span text:style-name="T14">using ReLu instead of sigmoid, </text:span></text:span><text:span text:style-name="Source_20_Text"><text:span text:style-name="T16">better human detector or the possibility of detect more human</text:span></text:span></text:p>
      <text:p text:style-name="P12"><text:span text:style-name="Source_20_Text"><text:span text:style-name="T14">They only have 3 </text:span></text:span><text:span text:style-name="Source_20_Text"><text:span text:style-name="T24">to 6 </text:span></text:span><text:span text:style-name="Source_20_Text"><text:span text:style-name="T14">classes of actions and a huge class for all the other actions, can we put more classes of actions? And why 128D vectors out of 13*6 <text:s/>= 78 feature maps?</text:span></text:span></text:p>
      <text:p text:style-name="P15"><text:span text:style-name="Source_20_Text"><text:span text:style-name="T24">How to define action classes, so that each class could associated to 128D vectors . </text:span></text:span></text:p>
      <text:h text:style-name="Heading_20_3" text:outline-level="3"><text:span text:style-name="Source_20_Text"><text:span text:style-name="T38">Large-scale Video Classification with Convolutional Neural Networks</text:span></text:span></text:h>
      <text:p text:style-name="P17"><text:span text:style-name="Source_20_Text"><text:span text:style-name="T39">Challenges:<text:tab/><text:tab/><text:tab/><text:tab/><text:tab/><text:tab/></text:span></text:span></text:p>
      <text:p text:style-name="Text_20_body"><text:span text:style-name="Source_20_Text"><text:span text:style-name="T39">W</text:span></text:span><text:span text:style-name="Source_20_Text"><text:span text:style-name="T38">hat temporal connectivity pattern in a CNN architecture is best at taking advantage of local motion information present in the video?</text:span></text:span></text:p>
      <text:p text:style-name="Text_20_body"><text:span text:style-name="Source_20_Text"><text:span text:style-name="T38">How does the additional motion information influence the predictions of a CNN and how much does it improve performance overall?</text:span></text:span></text:p>
      <text:p text:style-name="P18"><text:span text:style-name="Source_20_Text"><text:span text:style-name="T40">Models:</text:span></text:span></text:p>
      <text:p text:style-name="Standard"><text:span text:style-name="Source_20_Text"><text:span text:style-name="T4">Single Frame:</text:span></text:span></text:p>
      <text:p text:style-name="Text_20_body"><text:span text:style-name="Source_20_Text"><text:span text:style-name="T40">The baseline is the Single Frame architecture. This network is similar to the ImageNet, but the input size is 170*170*3. Using shorthand notation, the full architecture is C(96, 11, 3)-N -P -C(256, 5, 1)-N -P -C(384, 3, 1)-C(384, 3, 1)-C(256, 3, 1)-P -F C(4096)-F C(4096), where C(d, f, s) indicates a convolutional layer with d filters of spatial size f × f , applied to the input with stride s. </text:span></text:span></text:p>
      <text:p text:style-name="Text_20_body"><text:span text:style-name="Source_20_Text"><text:span text:style-name="T4">Early Fusion:</text:span></text:span></text:p>
      <text:p text:style-name="P24"><text:span text:style-name="Source_20_Text"><text:span text:style-name="T51">Input 10 frames, then a</text:span></text:span><text:span text:style-name="Source_20_Text"><text:span text:style-name="T41">pply filters on the first convolution layer to detect local motion direction and speed. </text:span></text:span><text:span text:style-name="Source_20_Text"><text:span text:style-name="T42">This is extract informations directly from pixels. The early and direct connectiv</text:span></text:span><text:span text:style-name="Source_20_Text"><text:span text:style-name="T52">i</text:span></text:span><text:span text:style-name="Source_20_Text"><text:span text:style-name="T42">ity to pixel data </text:span></text:span><text:span text:style-name="Source_20_Text"><text:span text:style-name="T52">makes those informations very realieable-</text:span></text:span></text:p>
      <text:p text:style-name="P19"><text:span text:style-name="Source_20_Text"><text:span text:style-name="T42">Late Fusion:</text:span></text:span></text:p>
      <text:p text:style-name="P20"><text:span text:style-name="Source_20_Text"><text:span text:style-name="T42">Implemente 2 single-frame networks together </text:span></text:span><text:span text:style-name="Source_20_Text"><text:span text:style-name="T45">with diatance of 15 frames( 13 in between)</text:span></text:span><text:span text:style-name="Source_20_Text"><text:span text:style-name="T42"> and then merges them together </text:span></text:span><text:span text:style-name="Source_20_Text"><text:span text:style-name="T43">in the first fully connected layer. Then this network is also able to compute global motion characteristics by comparing outputs of both towers.</text:span></text:span></text:p>
      <text:p text:style-name="P20"><text:span text:style-name="Source_20_Text"><text:span text:style-name="T42">Slow Fusio</text:span></text:span><text:span text:style-name="Source_20_Text"><text:span text:style-name="T44">n:</text:span></text:span></text:p>
      <text:p text:style-name="P21"><text:span text:style-name="Source_20_Text"><text:span text:style-name="T45">Combine those 2 methoes above. Input 10 frames one time and </text:span></text:span><text:span text:style-name="Source_20_Text"><text:span text:style-name="T46">use T=4 to create 4 responses, and the stride here is 2. The 2nd. And 3rd. Layer using T = 2 and stride 2, so that output only one stream to the fully conncted layer. <text:s text:c="2"/></text:span></text:span></text:p>
      <text:p text:style-name="P22"><text:span text:style-name="Source_20_Text"><text:span text:style-name="T47">Multiresolution CNNs:</text:span></text:span></text:p>
      <text:p text:style-name="P22"><text:span text:style-name="Source_20_Text"><text:span text:style-name="T47">To speed up the training of the network with out lacking the performance. They did not reduce the network but using images with lower resolutions to train the networks. But the high-frequency detail in the images proved critical to achieving good accuracy.</text:span></text:span></text:p>
      <text:p text:style-name="P23"><text:span text:style-name="Source_20_Text"><text:span text:style-name="T48">Fovea and context streams:</text:span></text:span></text:p>
      <text:p text:style-name="P23"><text:span text:style-name="Source_20_Text"><text:span text:style-name="T48">The resolution of the input clips to this networks are 178*178. And it will be processed in two streams. The first is the context stream, it will downsampling the input to 89*89, </text:span></text:span><text:span text:style-name="Source_20_Text"><text:span text:style-name="T49">the second one takes the centrs of the frames (also 89*89) and process it with the same network. This stram will deliver good results, when the object in the center of the videos. </text:span></text:span><text:span text:style-name="Source_20_Text"><text:span text:style-name="T50">As the inputs are already </text:span></text:span><text:soft-page-break/><text:span text:style-name="Source_20_Text"><text:span text:style-name="T50">downsampling, so they removed the last pooling layer. </text:span></text:span><text:span text:style-name="Source_20_Text"><text:span text:style-name="T53">So that the both tream will deliver a layer of size 7*7*256.</text:span></text:span></text:p>
      <text:p text:style-name="P26"><text:span text:style-name="Source_20_Text"><text:span text:style-name="T59">Training and </text:span></text:span><text:span text:style-name="Source_20_Text"><text:span text:style-name="T54">Learning:</text:span></text:span></text:p>
      <text:p text:style-name="P25"><text:span text:style-name="Source_20_Text"><text:span text:style-name="T54">They used Downpour Stochastic Gradient Descent to optimize the models. </text:span></text:span><text:span text:style-name="Source_20_Text"><text:span text:style-name="T55">Then using Sport-1M for training. 70% of the videos to the training set, 10% to a validation set and 20% to a test set. They do found some duplicate (1755 out of 1 million), </text:span></text:span><text:span text:style-name="Source_20_Text"><text:span text:style-name="T56">and they use random clips to train the network, </text:span></text:span><text:span text:style-name="Source_20_Text"><text:span text:style-name="T57">it took one mouth to train the network. </text:span></text:span><text:span text:style-name="Source_20_Text"><text:span text:style-name="T60">They also showed the result of the feature histogram baselines to compare with. </text:span></text:span></text:p>
      <text:p text:style-name="P27"><text:span text:style-name="Source_20_Text"><text:span text:style-name="T55">Result:</text:span></text:span></text:p>
      <text:p text:style-name="P27"><text:span text:style-name="Source_20_Text"><text:span text:style-name="T55">The result shows that Slow Fusion does performs better than the other networks, but they does not show significan</text:span></text:span><text:span text:style-name="Source_20_Text"><text:span text:style-name="T57">t </text:span></text:span><text:span text:style-name="Source_20_Text"><text:span text:style-name="T58">improve compare to the other CNNs. <text:s/>The reason might be:</text:span></text:span></text:p>
      <text:list xml:id="list2977005846" text:style-name="L2">
        <text:list-item>
          <text:p text:style-name="P40"><text:span text:style-name="Source_20_Text"><text:span text:style-name="T58">The learnt spatiotemporal features didn’t capture motion features</text:span></text:span></text:p>
        </text:list-item>
        <text:list-item>
          <text:p text:style-name="P40">The dataset being less diverse, learning such detailed features was tough</text:p>
        </text:list-item>
      </text:list>
      <text:h text:style-name="Heading_20_3" text:outline-level="3"><text:span text:style-name="Source_20_Text">Two-Stream Convolutional Networks for Action Recognition in Videos</text:span></text:h>
      <text:p text:style-name="Text_20_body"><text:span text:style-name="Source_20_Text"><text:span text:style-name="T61">The basic idea of this work is to using 2 streams to extract informations across the video. One on temporal and one on spatial demison, so that they can get the information about scenes and objects and the motions across frames and movement between cameras and objects. <text:s/></text:span></text:span></text:p>
      <text:p text:style-name="Text_20_body"><text:span text:style-name="Source_20_Text"><text:span text:style-name="T4">Spatial Stream ConvNet:</text:span></text:span></text:p>
      <text:p text:style-name="Text_20_body"><text:span text:style-name="Source_20_Text"><text:span text:style-name="T4">For the spatial stream, they used ImageNet, which is one of the state-of art method for image classification. And this will give them advantages for image classification on single frames. </text:span></text:span></text:p>
      <text:p text:style-name="Text_20_body"><text:span text:style-name="Source_20_Text"><text:span text:style-name="T4">Optical flow ConvNets:</text:span></text:span></text:p>
      <text:p text:style-name="Text_20_body"><text:span text:style-name="Source_20_Text"><text:span text:style-name="T27">The input to this network is the <text:s/>displacements fields </text:span></text:span><text:span text:style-name="Source_20_Text"><text:span text:style-name="T28">of the optical flow </text:span></text:span><text:span text:style-name="Source_20_Text"><text:span text:style-name="T27">between several consecutive frames. </text:span></text:span><text:span text:style-name="Source_20_Text"><text:span text:style-name="T29">As CNNs need input with fixed size, so they convert the trajectory of the optic flow on X- direction in single and Y- direction in double volume. </text:span></text:span><text:span text:style-name="Source_20_Text"><text:span text:style-name="T30">So the input is 224*224*2L, L is number of frames. </text:span></text:span><text:span text:style-name="Source_20_Text"><text:span text:style-name="T31">And at practice, the result shows that L = 10 performs better than L = 5, this also was proved by 1.1.1, it takes at least 7 frames to recognize an action. </text:span></text:span><text:span text:style-name="Source_20_Text"><text:span text:style-name="T30"><text:s/></text:span></text:span></text:p>
      <text:p text:style-name="P30"><text:span text:style-name="Source_20_Text"><text:span text:style-name="T36">The structure of those networks are corresponds to CNN-M-2048. </text:span></text:span><text:span text:style-name="Source_20_Text"><text:span text:style-name="T37">Are activition functions are using ReLU and maxpooling is 3*3 with 2 strides. </text:span></text:span></text:p>
      <text:p text:style-name="P28"><text:span text:style-name="Source_20_Text"><text:span text:style-name="T32">This network is based on the </text:span></text:span><text:span text:style-name="Source_20_Text"><text:span text:style-name="T33">displacements field, the convolutional layer (containing orientation-sensitive filters) </text:span></text:span><text:span text:style-name="Source_20_Text"><text:span text:style-name="T34">will obtain the optic flow and its gradient. </text:span></text:span><text:span text:style-name="Source_20_Text"><text:span text:style-name="T35">Those will be used to capture the kinematic features. </text:span></text:span></text:p>
      <text:p text:style-name="P29"><text:span text:style-name="Source_20_Text"><text:span text:style-name="T62">Multi-Task Learning:</text:span></text:span></text:p>
      <text:p text:style-name="P29"><text:span text:style-name="Source_20_Text"><text:span text:style-name="T62"><text:s/>They need vidoe data to train the temporal ConvNets. </text:span></text:span><text:span text:style-name="Source_20_Text"><text:span text:style-name="T63">They want more classes to train the network, so they choosed UCF-101 and HMDB-51 and want to combine them together for more information. <text:s/>They modified two softmax classification layers on the top of the </text:span></text:span><text:span text:style-name="Source_20_Text"><text:span text:style-name="T64">last fully connected layer. </text:span></text:span><text:span text:style-name="Source_20_Text"><text:span text:style-name="T65">One to compute UCF-101 scores and one to compute HMDB-51 scores.</text:span></text:span></text:p>
      <text:p text:style-name="P7">Space-time representation of people based on 3d skele-</text:p>
      <text:p text:style-name="P7"><text:soft-page-break/>tal data: A review</text:p>
      <text:p text:style-name="P8">Results:</text:p>
      <text:p text:style-name="P31"><text:span text:style-name="T2">Input 10 frames and using SVN for fusion show</text:span><text:span text:style-name="T3">s</text:span><text:span text:style-name="T2"> the best results compare to the others. </text:span>Though this method improved the performance of single stream method by explicitly capturing local temporal movement, there were still a few drawbacks:</text:p>
      <text:list xml:id="list3380508413" text:style-name="L3">
        <text:list-item>
          <text:p text:style-name="P46">Because the video level predictions were obtained from averaging predictions over sampled clips, the long range temporal information was still missing in learnt features.</text:p>
        </text:list-item>
        <text:list-item>
          <text:p text:style-name="P46">Since training clips are sampled uniformly from videos, they suffer from a problem of <text:span text:style-name="Emphasis">false label assignemnt</text:span>. The ground truth of each of these clips are assumed same as ground truth of the video which may not be the case if the action just happens for a small duration within the entire video.</text:p>
        </text:list-item>
        <text:list-item>
          <text:p text:style-name="P41">The method involved pre-computing optical flow vectors and storing them separately. Also, the training for both the streams was separate implying end-to-end training on-the-go is still a long road.</text:p>
        </text:list-item>
      </text:list>
      <text:h text:style-name="Heading_20_3" text:outline-level="3">SKELETON-BASED ACTION RECOGNITION WITH CONVOLUTIONAL NEURAL NETWORKS <text:span text:style-name="T67">(Hikvision)</text:span></text:h>
      <text:p text:style-name="P32">This work is based on skeleton datas, they did not use RNN <text:span text:style-name="T69">or LSTM, which is very commenly used, </text:span>but CNN to pedict labels. They used raw skeleton coordinates and motion as input. <text:span text:style-name="T68">And they adapted Faster R-CNN for action classification and detection.</text:span></text:p>
      <text:p text:style-name="P33">Based on the original idea of using two streams from 1.1.3, they adapted also two unputs. One for the joint coordinates in 3D and one for motion between two frames.</text:p>
      <text:p text:style-name="P34">So that if we have T frames of image and N joints, Then the inpus is TxN and with 3 chanels, each chanel is for one coordinate. <text:span text:style-name="T70">They did not normalize the input skeleton.</text:span></text:p>
      <text:p text:style-name="P35">But they added a fully connected layer befor the CNNs to give the input skeleton joints a weight, or transform it. <text:span text:style-name="T71">This FC does not need bias, just to select and make focus on the important joints. But this transformation is only designed for single person senario. For multiple person they used maxout. The skeleton informations from different people go through the same layer and merged by element-wise maximum operation.</text:span></text:p>
      <text:p text:style-name="P36">Architecture:</text:p>
      <text:p text:style-name="P36">This network contains 7 layers: 3 Conv and 4 FC, which have 1.3 million parameters.</text:p>
      <text:p text:style-name="P37">For the temporal domain, they used Faster R-CNN, but they <text:span text:style-name="T72">replaced the region proposal network with a window proposal network, as</text:span> 2D anchors are flattened to 1D anchors. </text:p>
      <text:p text:style-name="P37">Window proposals along the temporal dimension are extracted based on pre-defined anchors. Window regression instead of bounding box regression is performed to refine the temporal position of window proposals. <text:span text:style-name="T73">Using 1D anchors instead of 2D. After the proposal, they used those features for classification and window regression with R-CNN subnetworks.</text:span></text:p>
      <text:p text:style-name="P43">At test for action classification, the result shows thst combine CNN with motion information and CNN with Trans gonna improve the accuracy by the same level. Combine CNN, Transforming and miton informations has the best resul of all architectrues.</text:p>
      <text:h text:style-name="Heading_20_3" text:outline-level="3"><text:soft-page-break/>Action Recognition with Spatio-Temporal Visual Attention on Skeleton Image Sequences</text:h>
      <text:p text:style-name="P44">The basic idea of this paper is to propose a better order to represent the skeleton inputs to a CNN network. </text:p>
      <text:p text:style-name="P45">Normally the input joints are ordered by numers, but did not consider the actruall relations on real human body parts. <text:span text:style-name="T74">So they changed the order of the input to let the networks learn more information about the relations between joints. Break down the pre-defined order and resue some joints will help the networks to understand the relations between joints that are connected. And some joints plays a more important role in certain actrions. We need to consider this and also we need to detect the noise and delete those joints.</text:span></text:p>
      <text:p text:style-name="P34"/>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9758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3:57:03.361682464</meta:creation-date>
    <dc:date>2019-12-05T15:34:17.862379012</dc:date>
    <meta:editing-duration>PT19H36M38S</meta:editing-duration>
    <meta:editing-cycles>74</meta:editing-cycles>
    <meta:generator>LibreOffice/6.0.7.3$Linux_X86_64 LibreOffice_project/00m0$Build-3</meta:generator>
    <meta:document-statistic meta:table-count="0" meta:image-count="0" meta:object-count="0" meta:page-count="6" meta:paragraph-count="96" meta:word-count="2040" meta:character-count="12693" meta:non-whitespace-character-count="10728"/>
  </office:meta>
</office:document-meta>
</file>